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wollmux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in" svg:width="0.0161in" svg:height="0.0161in" draw:z-index="0">
        <draw:text-box>
          <text:p text:style-name="Frame_20_contents"><text:span text:style-name="T1"><office:annotation><dc:creator>WollMuxVersion</dc:creator><dc:date>0000-00-00T00:00:00</dc:date><text:p>Version: 18.0.2-SNAPSHOT</text:p></office:annotation></text:span></text:p>
        </draw:text-box>
      </draw:frame>
      <text:p text:style-name="Standard"><text:page-number text:select-page="current">1</text:page-number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58:56.281000000</meta:creation-date>
    <dc:date>2018-09-19T23:46:09.859000000</dc:date>
    <meta:editing-duration>PT1H40M49S</meta:editing-duration>
    <meta:editing-cycles>6</meta:editing-cycles>
    <meta:generator>LibreOfficeDev/6.2.0.0.alpha0$Windows_x86 LibreOffice_project/b6ec331772c67629f47cff37401793a836d2b40f</meta:generator>
    <dc:title>Test Document</dc:title>
    <meta:document-statistic meta:table-count="0" meta:image-count="0" meta:object-count="0" meta:page-count="1" meta:paragraph-count="1" meta:word-count="1" meta:character-count="1" meta:non-whitespace-character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FieldExamples
  Dim vDoc, vInfo, vVal, vNames
  Dim i%, sVal$, s$
  vDoc = ThisComponent
  Dim vTextFieldMaster
  Dim sUserType$
  
  vVal = vDoc.getTextFields()
  vNames = vVal.createEnumeration
  s = "===Text Field Masters==="
  While (vNames.hasMoreElements)
    sKey = vNames.nextElement
    s = s &amp; Chr$(13) &amp; "(" &amp; sKey.getPresentation(true) &amp; ")"
  Wend
  MsgBox s, 0, "Text Field Masters"  
End Sub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